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84000001A9F58F0B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-color="#e6e64c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c5613d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cm"/>
    </style:style>
    <style:style style:name="P1" style:family="paragraph">
      <style:paragraph-properties fo:text-align="center"/>
      <style:text-properties fo:font-size="14pt" style:font-size-asian="18pt" style:font-weight-asian="normal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174cm" svg:height="1.27cm" svg:x="3.386cm" svg:y="18.621cm">
          <text:p text:style-name="P1">External </text:p>
          <text:p text:style-name="P1">Applications</text:p>
        </draw:rect>
        <draw:rect draw:style-name="gr1" draw:text-style-name="P1" draw:layer="layout" svg:width="3.174cm" svg:height="1.27cm" svg:x="3.286cm" svg:y="18.721cm">
          <text:p text:style-name="P1">External </text:p>
          <text:p text:style-name="P1">Applications</text:p>
        </draw:rect>
        <draw:rect draw:style-name="gr1" draw:text-style-name="P1" draw:layer="layout" svg:width="3.174cm" svg:height="1.27cm" svg:x="7.986cm" svg:y="8.621cm">
          <text:p text:style-name="P1">Application</text:p>
        </draw:rect>
        <draw:custom-shape draw:style-name="gr2" draw:text-style-name="P2" draw:layer="layout" svg:width="1.905cm" svg:height="1.905cm" svg:x="13.7cm" svg:y="12.4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3" draw:text-style-name="P1" draw:layer="layout" svg:width="3.174cm" svg:height="1.27cm" svg:x="7.986cm" svg:y="7.351cm">
          <text:p text:style-name="P1">Web</text:p>
        </draw:rect>
        <draw:frame draw:style-name="gr4" draw:text-style-name="P2" draw:layer="layout" svg:width="1.27cm" svg:height="1.27cm" svg:x="8.62cm" svg:y="3.54cm">
          <draw:image xlink:href="Pictures/1000000000000184000001A9F58F0BA9.png" xlink:type="simple" xlink:show="embed" xlink:actuate="onLoad">
            <text:p/>
          </draw:image>
        </draw:frame>
        <draw:line draw:style-name="gr5" draw:text-style-name="P2" draw:layer="layout" svg:x1="9.255cm" svg:y1="5.445cm" svg:x2="9.256cm" svg:y2="7.351cm">
          <text:p/>
        </draw:line>
        <draw:line draw:style-name="gr6" draw:text-style-name="P2" draw:layer="layout" svg:x1="4.81cm" svg:y1="12.43cm" svg:x2="7.995cm" svg:y2="9.892cm">
          <text:p/>
        </draw:line>
        <draw:custom-shape draw:style-name="gr7" draw:text-style-name="P2" draw:layer="layout" svg:width="2.54cm" svg:height="1.905cm" svg:x="3.54cm" svg:y="12.4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7" draw:text-style-name="P2" draw:layer="layout" svg:width="1.27cm" svg:height="0.635cm" draw:transform="rotate (1.5707963267946) translate (9.59cm 14.035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5" draw:text-style-name="P2" draw:layer="layout" svg:x1="14.295cm" svg:y1="12.43cm" svg:x2="11.11cm" svg:y2="9.892cm">
          <text:p/>
        </draw:line>
        <draw:line draw:style-name="gr5" draw:text-style-name="P2" draw:layer="layout" svg:x1="6.08cm" svg:y1="13.403cm" svg:x2="9.59cm" svg:y2="13.403cm">
          <text:p/>
        </draw:line>
        <draw:line draw:style-name="gr5" draw:text-style-name="P2" draw:layer="layout" svg:x1="10.18cm" svg:y1="13.403cm" svg:x2="13.69cm" svg:y2="13.403cm">
          <text:p/>
        </draw:line>
        <draw:frame draw:style-name="gr8" draw:text-style-name="P3" draw:layer="layout" svg:width="1.937cm" svg:height="0.806cm" svg:x="3.508cm" svg:y="12.894cm">
          <draw:text-box>
            <text:p text:style-name="P3"><text:span text:style-name="T1">Cubby</text:span></text:p>
          </draw:text-box>
        </draw:frame>
        <draw:frame draw:style-name="gr9" draw:text-style-name="P3" draw:layer="layout" svg:width="3.647cm" svg:height="0.827cm" svg:x="7.985cm" svg:y="14.143cm">
          <draw:text-box>
            <text:p text:style-name="P3">Event Handler</text:p>
          </draw:text-box>
        </draw:frame>
        <draw:custom-shape draw:style-name="gr7" draw:text-style-name="P2" draw:layer="layout" svg:width="1.27cm" svg:height="0.635cm" svg:x="4.189cm" svg:y="16.238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rect draw:style-name="gr1" draw:text-style-name="P1" draw:layer="layout" svg:width="3.174cm" svg:height="1.27cm" svg:x="3.186cm" svg:y="18.821cm">
          <text:p text:style-name="P1">External </text:p>
          <text:p text:style-name="P1">Applications</text:p>
        </draw:rect>
        <draw:line draw:style-name="gr5" draw:text-style-name="P2" draw:layer="layout" svg:x1="4.81cm" svg:y1="14.335cm" svg:x2="4.81cm" svg:y2="16.24cm">
          <text:p/>
        </draw:line>
        <draw:line draw:style-name="gr5" draw:text-style-name="P2" draw:layer="layout" svg:x1="4.81cm" svg:y1="16.875cm" svg:x2="4.81cm" svg:y2="18.63cm">
          <text:p/>
        </draw:line>
        <draw:frame draw:style-name="gr8" draw:text-style-name="P4" draw:layer="layout" svg:width="2.568cm" svg:height="1.039cm" svg:x="5.417cm" svg:y="17.106cm">
          <draw:text-box>
            <text:p text:style-name="P4">TCP, JMS, </text:p>
            <text:p text:style-name="P4">REST, SOAP</text:p>
          </draw:text-box>
        </draw:frame>
        <draw:frame draw:style-name="gr8" draw:text-style-name="P3" draw:layer="layout" svg:width="1.493cm" svg:height="0.806cm" svg:x="11.795cm" svg:y="9.89cm">
          <draw:text-box>
            <text:p text:style-name="P3"><text:span text:style-name="T1">read</text:span></text:p>
          </draw:text-box>
        </draw:frame>
        <draw:frame draw:style-name="gr8" draw:text-style-name="P3" draw:layer="layout" svg:width="1.552cm" svg:height="0.806cm" svg:x="6.08cm" svg:y="9.719cm">
          <draw:text-box>
            <text:p text:style-name="P3"><text:span text:style-name="T1">wr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ve Siebert</meta:initial-creator>
    <meta:creation-date>2014-01-17T06:09:04</meta:creation-date>
    <dc:date>2014-01-17T08:19:56</dc:date>
    <dc:creator>Steve Siebert</dc:creator>
    <meta:editing-duration>PT02H05M24S</meta:editing-duration>
    <meta:editing-cycles>3</meta:editing-cycles>
    <meta:generator>OpenOffice.org/3.2$Unix OpenOffice.org_project/320m19$Build-9505</meta:generator>
    <meta:document-statistic meta:object-count="22"/>
  </office:meta>
</office:document-meta>
</file>